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02"/>SNU developer log day 402</text:h>
      <text:p text:style-name="P2">I was going to do some volunteering this morning, but I slept in too late. Last night, I worked hard for hours on the website, but was not able to get everything done by 10:04 pm. The only thing that was left out yesterday was an update to the Firefox browser sniffing script. Today, I will visit my friend Michael at 4:00 pm, so I have to get some development done beforehand again.</text:p>
      <text:p text:style-name="P2">I stumbled across some things I forgot to do, such as create a Brave browser sniffing script, and snapshot the Week 57 blog on the same day of creation. I corrected those issues today, and I also worked on the usual documentation, and another major BrowserNose update, with new graphics and documentation. Today was a decent day for development, I took it easier today.</text:p>
      <text:p text:style-name="P2">Testing for browser sniffing scripts has stopped on the Update log for now, and is being continued on the BrowserNose homepage.</text:p>
      <text:p text:style-name="Text_20_body"><text:span text:style-name="T1">Sean Patrick Myrick on March 7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4:30:16.277000000</meta:creation-date>
    <dc:date>2020-03-08T14:30:38.186000000</dc:date>
    <meta:editing-duration>PT22S</meta:editing-duration>
    <meta:editing-cycles>1</meta:editing-cycles>
    <meta:document-statistic meta:table-count="0" meta:image-count="0" meta:object-count="0" meta:page-count="1" meta:paragraph-count="5" meta:word-count="170" meta:character-count="941" meta:non-whitespace-character-count="776"/>
    <meta:generator>LibreOffice/6.1.2.1$Windows_X86_64 LibreOffice_project/65905a128db06ba48db947242809d14d3f9a93fe</meta:generator>
  </office:meta>
</office:document-meta>
</file>